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StateMap.ItemState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Map.ItemStat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Map.dump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mStateMap.remove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Map.get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Map.put( Item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mStateMap.dumpItemState( ItemId id , ItemState state , PrintStream p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temStateMap.contains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